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Helvetica Neue" svg:font-family="'Helvetica Neue', Helvetica, Arial, sans-serif"/>
    <style:font-face style:name="Lato" svg:font-family="Lato"/>
    <style:font-face style:name="Verdana" svg:font-family="Verdana, Arial, Helvetica, sans-serif"/>
    <style:font-face style:name="alright sansblack" svg:font-family="'alright sansblack', HelveticaNeue, Helvetica, Arial, sans-serif"/>
    <style:font-face style:name="proxima-nova" svg:font-family="proxima-nova, sans-serif"/>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c4d" officeooo:paragraph-rsid="00592f46"/>
    </style:style>
    <style:style style:name="P2" style:family="paragraph" style:parent-style-name="Standard">
      <style:text-properties officeooo:rsid="00203cce" officeooo:paragraph-rsid="003ad81f"/>
    </style:style>
    <style:style style:name="P3" style:family="paragraph" style:parent-style-name="Standard">
      <style:text-properties officeooo:rsid="0020ff60" officeooo:paragraph-rsid="0020ff60"/>
    </style:style>
    <style:style style:name="P4" style:family="paragraph" style:parent-style-name="Standard">
      <style:text-properties officeooo:rsid="002450e6" officeooo:paragraph-rsid="002450e6"/>
    </style:style>
    <style:style style:name="P5" style:family="paragraph" style:parent-style-name="Standard">
      <style:text-properties officeooo:rsid="00263790" officeooo:paragraph-rsid="00263790"/>
    </style:style>
    <style:style style:name="P6" style:family="paragraph" style:parent-style-name="Standard">
      <style:text-properties officeooo:rsid="00296e34" officeooo:paragraph-rsid="00296e34"/>
    </style:style>
    <style:style style:name="P7" style:family="paragraph" style:parent-style-name="Standard">
      <style:text-properties officeooo:rsid="00296e34" officeooo:paragraph-rsid="003cd2a1"/>
    </style:style>
    <style:style style:name="P8" style:family="paragraph" style:parent-style-name="Standard">
      <style:text-properties officeooo:rsid="002a43d5" officeooo:paragraph-rsid="002a43d5"/>
    </style:style>
    <style:style style:name="P9" style:family="paragraph" style:parent-style-name="Standard">
      <style:text-properties officeooo:rsid="002c06b3" officeooo:paragraph-rsid="002c06b3"/>
    </style:style>
    <style:style style:name="P10" style:family="paragraph" style:parent-style-name="Standard">
      <style:text-properties officeooo:rsid="002d5233" officeooo:paragraph-rsid="002d5233"/>
    </style:style>
    <style:style style:name="P11" style:family="paragraph" style:parent-style-name="Standard">
      <style:text-properties officeooo:rsid="002eb05d" officeooo:paragraph-rsid="003ad81f"/>
    </style:style>
    <style:style style:name="P12" style:family="paragraph" style:parent-style-name="Standard">
      <style:text-properties officeooo:rsid="0030617c" officeooo:paragraph-rsid="003ad81f"/>
    </style:style>
    <style:style style:name="P13" style:family="paragraph" style:parent-style-name="Standard">
      <style:text-properties officeooo:rsid="0030f2d0" officeooo:paragraph-rsid="003ad81f"/>
    </style:style>
    <style:style style:name="P14" style:family="paragraph" style:parent-style-name="Standard">
      <style:text-properties officeooo:rsid="0031de2a" officeooo:paragraph-rsid="003ad81f"/>
    </style:style>
    <style:style style:name="P15" style:family="paragraph" style:parent-style-name="Standard">
      <style:text-properties officeooo:rsid="0032dee6" officeooo:paragraph-rsid="003cee11"/>
    </style:style>
    <style:style style:name="P16" style:family="paragraph" style:parent-style-name="Standard">
      <style:text-properties officeooo:rsid="0033a09b" officeooo:paragraph-rsid="003ad81f"/>
    </style:style>
    <style:style style:name="P17" style:family="paragraph" style:parent-style-name="Standard">
      <style:text-properties officeooo:rsid="0033a09b" officeooo:paragraph-rsid="00592f46"/>
    </style:style>
    <style:style style:name="P18" style:family="paragraph" style:parent-style-name="Standard">
      <style:text-properties officeooo:rsid="00350359" officeooo:paragraph-rsid="003ad81f"/>
    </style:style>
    <style:style style:name="P19" style:family="paragraph" style:parent-style-name="Standard">
      <style:text-properties officeooo:rsid="0036abca" officeooo:paragraph-rsid="003ad81f"/>
    </style:style>
    <style:style style:name="P20" style:family="paragraph" style:parent-style-name="Standard">
      <style:text-properties officeooo:paragraph-rsid="00592f46"/>
    </style:style>
    <style:style style:name="P21" style:family="paragraph" style:parent-style-name="Standard">
      <style:text-properties style:font-name="DejaVu Sans Mono" fo:font-size="10.5pt" fo:font-weight="normal" officeooo:rsid="0053b738" officeooo:paragraph-rsid="005ca926" style:font-size-asian="10.5pt" style:font-weight-asian="normal" style:font-size-complex="10.5pt" style:font-weight-complex="normal"/>
    </style:style>
    <style:style style:name="P22" style:family="paragraph" style:parent-style-name="Standard">
      <style:text-properties officeooo:paragraph-rsid="0064e3c2"/>
    </style:style>
    <style:style style:name="P23" style:family="paragraph" style:parent-style-name="Standard">
      <style:text-properties fo:color="#000000" style:font-name="DejaVu Sans Mono" fo:font-size="10.5pt" fo:font-weight="normal" officeooo:rsid="00430607" officeooo:paragraph-rsid="0055f6da" style:font-size-asian="10.5pt" style:font-weight-asian="normal" style:font-size-complex="10.5pt" style:font-weight-complex="normal"/>
    </style:style>
    <style:style style:name="P24" style:family="paragraph" style:parent-style-name="Standard">
      <style:text-properties fo:color="#000000" style:font-name="DejaVu Sans Mono" fo:font-size="10.5pt" fo:font-weight="normal" officeooo:rsid="00430607" officeooo:paragraph-rsid="0057ac2e" style:font-size-asian="10.5pt" style:font-weight-asian="normal" style:font-size-complex="10.5pt" style:font-weight-complex="normal"/>
    </style:style>
    <style:style style:name="P25" style:family="paragraph" style:parent-style-name="Standard">
      <style:text-properties fo:color="#000000" style:font-name="DejaVu Sans Mono" fo:font-size="10.5pt" fo:font-weight="normal" officeooo:rsid="00430607" officeooo:paragraph-rsid="005816c5" style:font-size-asian="10.5pt" style:font-weight-asian="normal" style:font-size-complex="10.5pt" style:font-weight-complex="normal"/>
    </style:style>
    <style:style style:name="P26" style:family="paragraph" style:parent-style-name="Standard">
      <style:text-properties fo:color="#000000" style:font-name="DejaVu Sans Mono" fo:font-size="10.5pt" fo:font-weight="normal" officeooo:rsid="00430607" officeooo:paragraph-rsid="00430607" style:font-size-asian="10.5pt" style:font-weight-asian="normal" style:font-size-complex="10.5pt" style:font-weight-complex="normal"/>
    </style:style>
    <style:style style:name="P27" style:family="paragraph" style:parent-style-name="Standard">
      <style:text-properties fo:color="#000000" style:font-name="DejaVu Sans Mono" fo:font-size="10.5pt" fo:font-weight="normal" officeooo:rsid="00430607" officeooo:paragraph-rsid="00203cce" style:font-size-asian="10.5pt" style:font-weight-asian="normal" style:font-size-complex="10.5pt" style:font-weight-complex="normal"/>
    </style:style>
    <style:style style:name="P28" style:family="paragraph" style:parent-style-name="Standard">
      <style:text-properties fo:color="#000000" style:font-name="DejaVu Sans Mono" fo:font-size="10.5pt" fo:font-weight="normal" officeooo:paragraph-rsid="0050ee88" style:font-size-asian="10.5pt" style:font-weight-asian="normal" style:font-size-complex="10.5pt" style:font-weight-complex="normal"/>
    </style:style>
    <style:style style:name="P29" style:family="paragraph" style:parent-style-name="Standard">
      <style:text-properties fo:color="#000000" style:font-name="DejaVu Sans Mono" fo:font-size="10.5pt" fo:font-weight="normal" officeooo:rsid="00520767" officeooo:paragraph-rsid="00520767" style:font-size-asian="10.5pt" style:font-weight-asian="normal" style:font-size-complex="10.5pt" style:font-weight-complex="normal"/>
    </style:style>
    <style:style style:name="P30" style:family="paragraph" style:parent-style-name="Standard">
      <style:text-properties fo:color="#000000" style:font-name="DejaVu Sans Mono" fo:font-size="10.5pt" fo:font-weight="normal" officeooo:rsid="0053b738" officeooo:paragraph-rsid="0053b738" style:font-size-asian="10.5pt" style:font-weight-asian="normal" style:font-size-complex="10.5pt" style:font-weight-complex="normal"/>
    </style:style>
    <style:style style:name="P31" style:family="paragraph" style:parent-style-name="Standard">
      <style:text-properties fo:color="#000000" style:font-name="DejaVu Sans Mono" fo:font-size="10.5pt" fo:font-weight="normal" officeooo:rsid="002eb05d" officeooo:paragraph-rsid="00592f46" style:font-size-asian="10.5pt" style:font-weight-asian="normal" style:font-size-complex="10.5pt" style:font-weight-complex="normal"/>
    </style:style>
    <style:style style:name="P32" style:family="paragraph" style:parent-style-name="Standard">
      <style:text-properties fo:color="#000000" style:font-name="DejaVu Sans Mono" fo:font-size="10.5pt" fo:font-weight="normal" officeooo:rsid="002eb05d" officeooo:paragraph-rsid="003ad81f" style:font-size-asian="10.5pt" style:font-weight-asian="normal" style:font-size-complex="10.5pt" style:font-weight-complex="normal"/>
    </style:style>
    <style:style style:name="P33" style:family="paragraph" style:parent-style-name="Standard">
      <style:text-properties fo:color="#000000" style:font-name="DejaVu Sans Mono" fo:font-size="10.5pt" fo:font-weight="normal" officeooo:rsid="005b99f1" officeooo:paragraph-rsid="005b99f1" style:font-size-asian="10.5pt" style:font-weight-asian="normal" style:font-size-complex="10.5pt" style:font-weight-complex="normal"/>
    </style:style>
    <style:style style:name="P34" style:family="paragraph" style:parent-style-name="Standard">
      <style:text-properties fo:color="#000000" style:font-name="DejaVu Sans Mono" fo:font-size="10.5pt" fo:font-weight="normal" officeooo:rsid="0030617c" officeooo:paragraph-rsid="00592f46" style:font-size-asian="10.5pt" style:font-weight-asian="normal" style:font-size-complex="10.5pt" style:font-weight-complex="normal"/>
    </style:style>
    <style:style style:name="P35" style:family="paragraph" style:parent-style-name="Standard">
      <style:text-properties fo:color="#000000" style:font-name="DejaVu Sans Mono" fo:font-size="10.5pt" fo:font-weight="normal" officeooo:rsid="0030617c" officeooo:paragraph-rsid="003ad81f" style:font-size-asian="10.5pt" style:font-weight-asian="normal" style:font-size-complex="10.5pt" style:font-weight-complex="normal"/>
    </style:style>
    <style:style style:name="P36" style:family="paragraph" style:parent-style-name="Standard">
      <style:text-properties fo:color="#000000" style:font-name="DejaVu Sans Mono" fo:font-size="10.5pt" fo:font-weight="normal" officeooo:rsid="0030f2d0" officeooo:paragraph-rsid="00592f46" style:font-size-asian="10.5pt" style:font-weight-asian="normal" style:font-size-complex="10.5pt" style:font-weight-complex="normal"/>
    </style:style>
    <style:style style:name="P37" style:family="paragraph" style:parent-style-name="Standard">
      <style:text-properties fo:color="#000000" style:font-name="DejaVu Sans Mono" fo:font-size="10.5pt" fo:font-weight="normal" officeooo:rsid="0030f2d0" officeooo:paragraph-rsid="003ad81f" style:font-size-asian="10.5pt" style:font-weight-asian="normal" style:font-size-complex="10.5pt" style:font-weight-complex="normal"/>
    </style:style>
    <style:style style:name="P38" style:family="paragraph" style:parent-style-name="Standard">
      <style:text-properties fo:color="#000000" style:font-name="DejaVu Sans Mono" fo:font-size="10.5pt" fo:font-weight="normal" officeooo:rsid="0031de2a" officeooo:paragraph-rsid="00592f46" style:font-size-asian="10.5pt" style:font-weight-asian="normal" style:font-size-complex="10.5pt" style:font-weight-complex="normal"/>
    </style:style>
    <style:style style:name="P39" style:family="paragraph" style:parent-style-name="Standard">
      <style:text-properties fo:color="#000000" style:font-name="DejaVu Sans Mono" fo:font-size="10.5pt" fo:font-weight="normal" officeooo:rsid="0031de2a" officeooo:paragraph-rsid="003ad81f" style:font-size-asian="10.5pt" style:font-weight-asian="normal" style:font-size-complex="10.5pt" style:font-weight-complex="normal"/>
    </style:style>
    <style:style style:name="P40" style:family="paragraph" style:parent-style-name="Standard">
      <style:text-properties fo:color="#000000" style:font-name="DejaVu Sans Mono" fo:font-size="10.5pt" fo:font-weight="normal" officeooo:rsid="00350359" officeooo:paragraph-rsid="005aa949" style:font-size-asian="10.5pt" style:font-weight-asian="normal" style:font-size-complex="10.5pt" style:font-weight-complex="normal"/>
    </style:style>
    <style:style style:name="P41" style:family="paragraph" style:parent-style-name="Standard">
      <style:text-properties fo:color="#000000" style:font-name="DejaVu Sans Mono" fo:font-size="10.5pt" fo:font-weight="normal" officeooo:rsid="00350359" officeooo:paragraph-rsid="003ad81f" style:font-size-asian="10.5pt" style:font-weight-asian="normal" style:font-size-complex="10.5pt" style:font-weight-complex="normal"/>
    </style:style>
    <style:style style:name="P42" style:family="paragraph" style:parent-style-name="Standard">
      <style:text-properties fo:color="#000000" style:font-name="DejaVu Sans Mono" fo:font-size="10.5pt" fo:font-weight="normal" officeooo:rsid="00592f46" officeooo:paragraph-rsid="00592f46" style:font-size-asian="10.5pt" style:font-weight-asian="normal" style:font-size-complex="10.5pt" style:font-weight-complex="normal"/>
    </style:style>
    <style:style style:name="P43" style:family="paragraph" style:parent-style-name="Standard">
      <style:text-properties fo:color="#000000" style:font-name="DejaVu Sans Mono" fo:font-size="10.5pt" fo:font-weight="normal" officeooo:rsid="0033a09b" officeooo:paragraph-rsid="00592f46" style:font-size-asian="10.5pt" style:font-weight-asian="normal" style:font-size-complex="10.5pt" style:font-weight-complex="normal"/>
    </style:style>
    <style:style style:name="P44" style:family="paragraph" style:parent-style-name="Standard">
      <style:text-properties fo:color="#000000" style:font-name="DejaVu Sans Mono" fo:font-size="10.5pt" fo:font-weight="normal" officeooo:paragraph-rsid="00592f46" style:font-size-asian="10.5pt" style:font-weight-asian="normal" style:font-size-complex="10.5pt" style:font-weight-complex="normal"/>
    </style:style>
    <style:style style:name="P45" style:family="paragraph" style:parent-style-name="Standard">
      <style:text-properties fo:color="#000000" style:font-name="DejaVu Sans Mono" fo:font-size="10.5pt" fo:font-weight="normal" officeooo:rsid="001edc4d" officeooo:paragraph-rsid="00592f46" style:font-size-asian="10.5pt" style:font-weight-asian="normal" style:font-size-complex="10.5pt" style:font-weight-complex="normal"/>
    </style:style>
    <style:style style:name="P46" style:family="paragraph" style:parent-style-name="Standard">
      <style:text-properties fo:color="#000000" style:font-name="DejaVu Sans Mono" fo:font-size="10.5pt" fo:font-weight="normal" officeooo:rsid="005f4cae" officeooo:paragraph-rsid="005f4cae" style:font-size-asian="10.5pt" style:font-weight-asian="normal" style:font-size-complex="10.5pt" style:font-weight-complex="normal"/>
    </style:style>
    <style:style style:name="P47" style:family="paragraph" style:parent-style-name="Standard">
      <style:text-properties fo:color="#000000" style:font-name="DejaVu Sans Mono" fo:font-size="10.5pt" fo:font-weight="normal" officeooo:rsid="001d6368" officeooo:paragraph-rsid="001d6368" style:font-size-asian="10.5pt" style:font-weight-asian="normal" style:font-size-complex="10.5pt" style:font-weight-complex="normal"/>
    </style:style>
    <style:style style:name="P48" style:family="paragraph" style:parent-style-name="Standard">
      <style:text-properties fo:color="#000000" style:font-name="DejaVu Sans Mono" fo:font-size="10.5pt" fo:font-weight="normal" officeooo:rsid="0020ff60" officeooo:paragraph-rsid="0020ff60" style:font-size-asian="10.5pt" style:font-weight-asian="normal" style:font-size-complex="10.5pt" style:font-weight-complex="normal"/>
    </style:style>
    <style:style style:name="P49" style:family="paragraph" style:parent-style-name="Standard">
      <style:text-properties fo:color="#000000" style:font-name="DejaVu Sans Mono" fo:font-size="10.5pt" fo:font-weight="normal" officeooo:rsid="002450e6" officeooo:paragraph-rsid="002450e6" style:font-size-asian="10.5pt" style:font-weight-asian="normal" style:font-size-complex="10.5pt" style:font-weight-complex="normal"/>
    </style:style>
    <style:style style:name="P50" style:family="paragraph" style:parent-style-name="Standard">
      <style:text-properties fo:color="#000000" style:font-name="DejaVu Sans Mono" fo:font-size="10.5pt" fo:font-weight="normal" officeooo:rsid="00263790" officeooo:paragraph-rsid="00263790" style:font-size-asian="10.5pt" style:font-weight-asian="normal" style:font-size-complex="10.5pt" style:font-weight-complex="normal"/>
    </style:style>
    <style:style style:name="P51" style:family="paragraph" style:parent-style-name="Standard">
      <style:text-properties fo:color="#000000" style:font-name="DejaVu Sans Mono" fo:font-size="10.5pt" fo:font-weight="normal" officeooo:rsid="003ad81f" officeooo:paragraph-rsid="003ad81f" style:font-size-asian="10.5pt" style:font-weight-asian="normal" style:font-size-complex="10.5pt" style:font-weight-complex="normal"/>
    </style:style>
    <style:style style:name="P52" style:family="paragraph" style:parent-style-name="Standard">
      <style:text-properties fo:color="#000000" style:font-name="DejaVu Sans Mono" fo:font-size="10.5pt" fo:font-weight="normal" officeooo:rsid="00296e34" officeooo:paragraph-rsid="00296e34" style:font-size-asian="10.5pt" style:font-weight-asian="normal" style:font-size-complex="10.5pt" style:font-weight-complex="normal"/>
    </style:style>
    <style:style style:name="P53" style:family="paragraph" style:parent-style-name="Standard">
      <style:text-properties fo:color="#000000" style:font-name="DejaVu Sans Mono" fo:font-size="10.5pt" fo:font-weight="normal" officeooo:rsid="002a43d5" officeooo:paragraph-rsid="002a43d5" style:font-size-asian="10.5pt" style:font-weight-asian="normal" style:font-size-complex="10.5pt" style:font-weight-complex="normal"/>
    </style:style>
    <style:style style:name="P54" style:family="paragraph" style:parent-style-name="Standard">
      <style:text-properties fo:color="#000000" style:font-name="DejaVu Sans Mono" fo:font-size="10.5pt" fo:font-weight="normal" officeooo:rsid="002c06b3" officeooo:paragraph-rsid="002c06b3" style:font-size-asian="10.5pt" style:font-weight-asian="normal" style:font-size-complex="10.5pt" style:font-weight-complex="normal"/>
    </style:style>
    <style:style style:name="P55" style:family="paragraph" style:parent-style-name="Standard">
      <style:text-properties fo:color="#000000" style:font-name="DejaVu Sans Mono" fo:font-size="10.5pt" fo:font-weight="normal" officeooo:rsid="002d5233" officeooo:paragraph-rsid="002d5233" style:font-size-asian="10.5pt" style:font-weight-asian="normal" style:font-size-complex="10.5pt" style:font-weight-complex="normal"/>
    </style:style>
    <style:style style:name="P56" style:family="paragraph" style:parent-style-name="Standard">
      <style:text-properties fo:color="#000000" style:font-name="DejaVu Sans Mono" fo:font-size="10.5pt" fo:font-weight="normal" officeooo:rsid="0032dee6" officeooo:paragraph-rsid="0032dee6" style:font-size-asian="10.5pt" style:font-weight-asian="normal" style:font-size-complex="10.5pt" style:font-weight-complex="normal"/>
    </style:style>
    <style:style style:name="P57" style:family="paragraph" style:parent-style-name="Standard">
      <style:text-properties fo:color="#000000" style:font-name="DejaVu Sans Mono" fo:font-size="12pt" fo:font-weight="bold" officeooo:rsid="001d6368" officeooo:paragraph-rsid="001d6368" style:font-size-asian="12pt" style:font-weight-asian="bold" style:font-size-complex="12pt" style:font-weight-complex="bold"/>
    </style:style>
    <style:style style:name="P58" style:family="paragraph" style:parent-style-name="Standard">
      <style:paragraph-properties fo:text-align="start" style:justify-single-word="false" fo:break-before="page"/>
      <style:text-properties fo:color="#000000" style:font-name="DejaVu Sans Mono" fo:font-size="12pt" fo:font-weight="bold" officeooo:rsid="006a0544" officeooo:paragraph-rsid="006a0544" style:font-size-asian="12pt" style:font-weight-asian="bold" style:font-size-complex="12pt" style:font-weight-complex="bold"/>
    </style:style>
    <style:style style:name="P59" style:family="paragraph" style:parent-style-name="Heading_20_1">
      <style:text-properties officeooo:rsid="001d6368" officeooo:paragraph-rsid="001d6368"/>
    </style:style>
    <style:style style:name="P60" style:family="paragraph" style:parent-style-name="Heading_20_1">
      <style:text-properties officeooo:rsid="001edc4d" officeooo:paragraph-rsid="001edc4d"/>
    </style:style>
    <style:style style:name="P61" style:family="paragraph" style:parent-style-name="Heading_20_1">
      <style:text-properties officeooo:rsid="0020ff60" officeooo:paragraph-rsid="0020ff60"/>
    </style:style>
    <style:style style:name="P62" style:family="paragraph" style:parent-style-name="Heading_20_1">
      <style:text-properties fo:font-variant="normal" fo:text-transform="none" fo:color="#000000" style:font-name="DejaVu Sans Mono" fo:font-size="10.5pt" fo:letter-spacing="normal" fo:font-style="normal" fo:font-weight="normal" officeooo:rsid="002d5233" officeooo:paragraph-rsid="002d5233" style:font-size-asian="10.5pt" style:font-weight-asian="normal" style:font-size-complex="10.5pt" style:font-weight-complex="normal"/>
    </style:style>
    <style:style style:name="P63" style:family="paragraph" style:parent-style-name="Heading_20_1">
      <style:text-properties fo:font-variant="normal" fo:text-transform="none" fo:color="#000000" style:font-name="DejaVu Sans Mono" fo:font-size="10.5pt" fo:letter-spacing="normal" fo:font-style="normal" fo:font-weight="normal" officeooo:rsid="002eb05d" officeooo:paragraph-rsid="003ad81f" style:font-size-asian="10.5pt" style:font-weight-asian="normal" style:font-size-complex="10.5pt" style:font-weight-complex="normal"/>
    </style:style>
    <style:style style:name="P64" style:family="paragraph" style:parent-style-name="Heading_20_1">
      <style:text-properties fo:color="#000000" style:font-name="DejaVu Sans Mono" fo:font-size="10.5pt" fo:font-weight="normal" officeooo:rsid="005b99f1" officeooo:paragraph-rsid="005b99f1" style:font-size-asian="10.5pt" style:font-weight-asian="normal" style:font-size-complex="10.5pt" style:font-weight-complex="normal"/>
    </style:style>
    <style:style style:name="P65" style:family="paragraph" style:parent-style-name="Heading_20_1">
      <style:text-properties fo:color="#000000" style:font-name="DejaVu Sans Mono" fo:font-size="10.5pt" fo:font-weight="normal" officeooo:rsid="00203cce" officeooo:paragraph-rsid="00203cce" style:font-size-asian="10.5pt" style:font-weight-asian="normal" style:font-size-complex="10.5pt" style:font-weight-complex="normal"/>
    </style:style>
    <style:style style:name="P66" style:family="paragraph" style:parent-style-name="Standard">
      <style:text-properties fo:color="#000000" style:font-name="DejaVu Sans Mono" fo:font-size="10.5pt" fo:font-weight="normal" officeooo:rsid="00296e34" officeooo:paragraph-rsid="00296e34" style:font-size-asian="10.5pt" style:font-weight-asian="normal" style:font-size-complex="10.5pt" style:font-weight-complex="normal"/>
    </style:style>
    <style:style style:name="P67" style:family="paragraph" style:parent-style-name="Standard">
      <style:text-properties fo:color="#000000" style:font-name="DejaVu Sans Mono" fo:font-size="10.5pt" fo:font-weight="normal" officeooo:rsid="0046d2ad" officeooo:paragraph-rsid="0050ee88" style:font-size-asian="10.5pt" style:font-weight-asian="normal" style:font-size-complex="10.5pt" style:font-weight-complex="normal"/>
    </style:style>
    <style:style style:name="P68" style:family="paragraph" style:parent-style-name="Standard">
      <style:text-properties fo:color="#000000" style:font-name="DejaVu Sans Mono" fo:font-size="10.5pt" fo:font-weight="normal" officeooo:rsid="0057ac2e" officeooo:paragraph-rsid="0057ac2e" style:font-size-asian="10.5pt" style:font-weight-asian="normal" style:font-size-complex="10.5pt" style:font-weight-complex="normal"/>
    </style:style>
    <style:style style:name="P69" style:family="paragraph" style:parent-style-name="Standard">
      <style:text-properties fo:color="#000000" style:font-name="DejaVu Sans Mono" fo:font-size="10.5pt" fo:font-weight="normal" officeooo:rsid="005816c5" officeooo:paragraph-rsid="005816c5" style:font-size-asian="10.5pt" style:font-weight-asian="normal" style:font-size-complex="10.5pt" style:font-weight-complex="normal"/>
    </style:style>
    <style:style style:name="P70" style:family="paragraph" style:parent-style-name="Standard">
      <style:text-properties fo:color="#000000" style:font-name="DejaVu Sans Mono" fo:font-size="10.5pt" fo:font-weight="normal" officeooo:rsid="005f375a" officeooo:paragraph-rsid="0064b5c2" style:font-size-asian="10.5pt" style:font-weight-asian="normal" style:font-size-complex="10.5pt" style:font-weight-complex="normal"/>
    </style:style>
    <style:style style:name="P71" style:family="paragraph" style:parent-style-name="Standard">
      <style:text-properties fo:color="#000000" style:font-name="DejaVu Sans Mono" fo:font-size="10.5pt" fo:font-weight="normal" officeooo:rsid="00430607" officeooo:paragraph-rsid="00430607" style:font-size-asian="10.5pt" style:font-weight-asian="normal" style:font-size-complex="10.5pt" style:font-weight-complex="normal"/>
    </style:style>
    <style:style style:name="P72" style:family="paragraph" style:parent-style-name="Standard">
      <style:text-properties fo:font-variant="normal" fo:text-transform="none" fo:color="#000000" style:font-name="DejaVu Sans Mono" fo:font-size="10.5pt" fo:letter-spacing="normal" fo:font-style="normal" fo:font-weight="normal" officeooo:rsid="005ca926" officeooo:paragraph-rsid="005ca926" style:font-size-asian="10.5pt" style:font-weight-asian="normal" style:font-size-complex="10.5pt" style:font-weight-complex="normal"/>
    </style:style>
    <style:style style:name="P73" style:family="paragraph" style:parent-style-name="Heading_20_3">
      <style:text-properties fo:font-variant="normal" fo:text-transform="none" fo:color="#000000" style:text-line-through-style="none" style:text-line-through-type="none" style:font-name="DejaVu Sans Mono" fo:font-size="10.5pt" fo:letter-spacing="normal" fo:font-style="normal" style:text-underline-style="none" fo:font-weight="normal" officeooo:rsid="002c06b3" officeooo:paragraph-rsid="002c06b3" style:text-blinking="false" style:font-size-asian="10.5pt" style:font-weight-asian="normal" style:font-size-complex="10.5pt" style:font-weight-complex="normal"/>
    </style:style>
    <style:style style:name="P74" style:family="paragraph" style:parent-style-name="Heading_20_1">
      <style:text-properties fo:font-variant="normal" fo:text-transform="none" fo:color="#000000" style:font-name="DejaVu Sans Mono" fo:font-size="10.5pt" fo:letter-spacing="normal" fo:font-style="normal" fo:font-weight="normal" officeooo:rsid="002d5233" officeooo:paragraph-rsid="002d5233" style:font-size-asian="10.5pt" style:font-weight-asian="normal" style:font-size-complex="10.5pt" style:font-weight-complex="normal"/>
    </style:style>
    <style:style style:name="T1" style:family="text">
      <style:text-properties officeooo:rsid="001d6368"/>
    </style:style>
    <style:style style:name="T2" style:family="text">
      <style:text-properties officeooo:rsid="0020ff60"/>
    </style:style>
    <style:style style:name="T3" style:family="text">
      <style:text-properties fo:font-variant="normal" fo:text-transform="none" fo:color="#000000" style:text-line-through-style="none" style:text-line-through-type="none" style:font-name="DejaVu Sans Mono" fo:font-size="10.5pt" fo:letter-spacing="normal" fo:font-style="normal" style:text-underline-style="none" fo:font-weight="normal" style:text-blinking="false" fo:background-color="#ffffff" loext:char-shading-value="0" style:font-size-asian="10.5pt" style:font-weight-asian="normal" style:font-size-complex="10.5pt" style:font-weight-complex="normal"/>
    </style:style>
    <style:style style:name="T4" style:family="text">
      <style:text-properties fo:font-variant="normal" fo:text-transform="none" fo:color="#000000" style:text-line-through-style="none" style:text-line-through-type="none" style:font-name="DejaVu Sans Mono" fo:font-size="10.5pt" fo:letter-spacing="normal" fo:font-style="normal" style:text-underline-style="none" fo:font-weight="normal" officeooo:rsid="0064bd76" style:text-blinking="false" fo:background-color="#ffffff" loext:char-shading-value="0" style:font-size-asian="10.5pt" style:font-weight-asian="normal" style:font-size-complex="10.5pt" style:font-weight-complex="normal" loext:padding="0in" loext:border="none"/>
    </style:style>
    <style:style style:name="T5" style:family="text">
      <style:text-properties fo:font-variant="normal" fo:text-transform="none" fo:color="#000000" style:text-line-through-style="none" style:text-line-through-type="none" style:font-name="DejaVu Sans Mono" fo:font-size="10.5pt" fo:letter-spacing="normal" fo:font-style="normal" style:text-underline-style="none" fo:font-weight="normal" officeooo:rsid="0064e3c2" style:text-blinking="false" fo:background-color="#ffffff" loext:char-shading-value="0" style:font-size-asian="10.5pt" style:font-weight-asian="normal" style:font-size-complex="10.5pt" style:font-weight-complex="normal" loext:padding="0in" loext:border="none"/>
    </style:style>
    <style:style style:name="T6" style:family="text">
      <style:text-properties fo:font-variant="normal" fo:text-transform="none" fo:color="#000000" style:text-line-through-style="none" style:text-line-through-type="none" style:font-name="DejaVu Sans Mono" fo:font-size="10.5pt" fo:letter-spacing="normal" fo:font-style="normal" style:text-underline-style="none" fo:font-weight="normal" style:text-blinking="false" fo:background-color="#ffffff" loext:char-shading-value="0" style:font-size-asian="10.5pt" style:font-weight-asian="normal" style:font-size-complex="10.5pt" style:font-weight-complex="normal" loext:padding="0in" loext:border="none"/>
    </style:style>
    <style:style style:name="T7" style:family="text">
      <style:text-properties fo:font-variant="normal" fo:text-transform="none" fo:color="#000000" fo:letter-spacing="normal" fo:font-style="normal" officeooo:rsid="005f375a"/>
    </style:style>
    <style:style style:name="T8" style:family="text">
      <style:text-properties fo:font-variant="normal" fo:text-transform="none" fo:color="#000000" fo:letter-spacing="normal" fo:font-style="normal" officeooo:rsid="006109d2"/>
    </style:style>
    <style:style style:name="T9" style:family="text">
      <style:text-properties fo:font-variant="normal" fo:text-transform="none" fo:color="#000000" fo:letter-spacing="normal" fo:font-style="normal" officeooo:rsid="005ca926"/>
    </style:style>
    <style:style style:name="T10" style:family="text">
      <style:text-properties fo:font-variant="normal" fo:text-transform="none" fo:color="#000000" style:font-name="DejaVu Sans Mono" fo:font-size="10.5pt" fo:letter-spacing="normal" fo:font-weight="normal" style:font-size-asian="10.5pt" style:font-weight-asian="normal" style:font-size-complex="10.5pt" style:font-weight-complex="normal"/>
    </style:style>
    <style:style style:name="T11" style:family="text">
      <style:text-properties fo:font-variant="normal" fo:text-transform="none" fo:color="#000000" style:font-name="DejaVu Sans Mono" fo:font-size="10.5pt" fo:letter-spacing="normal" fo:font-style="normal" fo:font-weight="normal" style:font-size-asian="10.5pt" style:font-weight-asian="normal" style:font-size-complex="10.5pt" style:font-weight-complex="normal"/>
    </style:style>
    <style:style style:name="T12" style:family="text">
      <style:text-properties fo:font-variant="normal" fo:text-transform="none" fo:color="#000000" style:font-name="DejaVu Sans Mono" fo:font-size="10.5pt" fo:letter-spacing="normal" fo:font-style="normal" fo:font-weight="normal" officeooo:rsid="005f375a" style:font-size-asian="10.5pt" style:font-weight-asian="normal" style:font-size-complex="10.5pt" style:font-weight-complex="normal"/>
    </style:style>
    <style:style style:name="T13" style:family="text">
      <style:text-properties fo:font-variant="normal" fo:text-transform="none" fo:letter-spacing="normal" fo:font-style="normal" officeooo:rsid="005f375a"/>
    </style:style>
    <style:style style:name="T14" style:family="text">
      <style:text-properties fo:font-variant="normal" fo:text-transform="none" fo:letter-spacing="normal" fo:font-style="normal" officeooo:rsid="002d5233"/>
    </style:style>
    <style:style style:name="T15" style:family="text">
      <style:text-properties fo:color="#000000" style:font-name="DejaVu Sans Mono" fo:font-size="10.5pt" fo:font-weight="normal" style:font-size-asian="10.5pt" style:font-weight-asian="normal" style:font-size-complex="10.5pt" style:font-weight-complex="normal"/>
    </style:style>
    <style:style style:name="T16" style:family="text">
      <style:text-properties fo:color="#000000" style:font-name="DejaVu Sans Mono" fo:font-size="10.5pt" fo:font-weight="normal" officeooo:rsid="005f375a" style:font-size-asian="10.5pt" style:font-weight-asian="normal" style:font-size-complex="10.5pt" style:font-weight-complex="normal"/>
    </style:style>
    <style:style style:name="T17" style:family="text">
      <style:text-properties fo:color="#000000" style:font-name="DejaVu Sans Mono" fo:font-size="10.5pt" fo:font-weight="normal" officeooo:rsid="0046d2ad" style:font-size-asian="10.5pt" style:font-weight-asian="normal" style:font-size-complex="10.5pt" style:font-weight-complex="normal"/>
    </style:style>
    <style:style style:name="T18" style:family="text">
      <style:text-properties fo:color="#000000" style:font-name="DejaVu Sans Mono" fo:font-size="10.5pt" fo:font-weight="normal" officeooo:rsid="0064bd76" style:font-size-asian="10.5pt" style:font-weight-asian="normal" style:font-size-complex="10.5pt" style:font-weight-complex="normal"/>
    </style:style>
    <style:style style:name="T19" style:family="text">
      <style:text-properties fo:color="#000000" style:font-name="DejaVu Sans Mono" fo:font-size="10.5pt" fo:font-weight="normal" officeooo:rsid="001edc4d" style:font-size-asian="10.5pt" style:font-weight-asian="normal" style:font-size-complex="10.5pt" style:font-weight-complex="normal"/>
    </style:style>
    <style:style style:name="T20" style:family="text">
      <style:text-properties fo:color="#000000" style:font-name="DejaVu Sans Mono" fo:font-size="10.5pt" fo:font-weight="normal" officeooo:rsid="002450e6" style:font-size-asian="10.5pt" style:font-weight-asian="normal" style:font-size-complex="10.5pt" style:font-weight-complex="normal"/>
    </style:style>
    <style:style style:name="T21" style:family="text">
      <style:text-properties fo:color="#000000" style:font-name="DejaVu Sans Mono" fo:font-size="10.5pt" fo:font-weight="normal" officeooo:rsid="003cd2a1" style:font-size-asian="10.5pt" style:font-weight-asian="normal" style:font-size-complex="10.5pt" style:font-weight-complex="normal"/>
    </style:style>
    <style:style style:name="T22" style:family="text">
      <style:text-properties fo:color="#000000" style:font-name="DejaVu Sans Mono" fo:font-size="10.5pt" fo:font-weight="normal" officeooo:rsid="002a3a79" style:font-size-asian="10.5pt" style:font-weight-asian="normal" style:font-size-complex="10.5pt" style:font-weight-complex="normal"/>
    </style:style>
    <style:style style:name="T23" style:family="text">
      <style:text-properties fo:color="#000000" style:font-name="DejaVu Sans Mono" fo:font-size="10.5pt" fo:font-weight="normal" officeooo:rsid="002e7d1c" style:font-size-asian="10.5pt" style:font-weight-asian="normal" style:font-size-complex="10.5pt" style:font-weight-complex="normal"/>
    </style:style>
    <style:style style:name="T24" style:family="text">
      <style:text-properties fo:color="#000000" style:font-name="DejaVu Sans Mono" fo:font-size="10.5pt" fo:letter-spacing="normal" fo:font-weight="normal" officeooo:rsid="005f375a" style:font-size-asian="10.5pt" style:font-weight-asian="normal" style:font-size-complex="10.5pt" style:font-weight-complex="normal"/>
    </style:style>
    <style:style style:name="T25" style:family="text">
      <style:text-properties officeooo:rsid="00438cd7"/>
    </style:style>
    <style:style style:name="T26" style:family="text">
      <style:text-properties officeooo:rsid="0046b178"/>
    </style:style>
    <style:style style:name="T27" style:family="text">
      <style:text-properties officeooo:rsid="0046d2ad"/>
    </style:style>
    <style:style style:name="T28" style:family="text">
      <style:text-properties officeooo:rsid="004b5ad1"/>
    </style:style>
    <style:style style:name="T29" style:family="text">
      <style:text-properties officeooo:rsid="00554ed3"/>
    </style:style>
    <style:style style:name="T30" style:family="text">
      <style:text-properties officeooo:rsid="0057ac2e"/>
    </style:style>
    <style:style style:name="T31" style:family="text">
      <style:text-properties officeooo:rsid="005816c5"/>
    </style:style>
    <style:style style:name="T32" style:family="text">
      <style:text-properties officeooo:rsid="005a0221"/>
    </style:style>
    <style:style style:name="T33" style:family="text">
      <style:text-properties officeooo:rsid="005d8ec8"/>
    </style:style>
    <style:style style:name="T34" style:family="text">
      <style:text-properties officeooo:rsid="005f375a"/>
    </style:style>
    <style:style style:name="T35" style:family="text">
      <style:text-properties officeooo:rsid="006a6e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Aspects of Adblocking, Anti-Adblocking and Anti-Anti-Adblocking</text:p>
      <text:p text:style-name="P47"/>
      <text:h text:style-name="P59" text:outline-level="1"><text:span text:style-name="T15">Blocking ad blockers boosted Facebook’s desktop ad revenue 18 %</text:span><text:span text:style-name="T19">(</text:span><text:a xlink:type="simple" xlink:href="https://techcrunch.com/2016/11/02/add-cash-plus/" text:style-name="Internet_20_link" text:visited-style-name="Visited_20_Internet_20_Link">https://techcrunch.com/2016/11/02/add-cash-plus/</text:a><text:span text:style-name="T19">)</text:span></text:h>
      <text:h text:style-name="P60" text:outline-level="1"><text:span text:style-name="T15">Facebook will bypass web adblockers, but offer ad targeting opt-outs (</text:span><text:a xlink:type="simple" xlink:href="https://techcrunch.com/2016/08/09/facebook-will-bypass-web-adblockers-but-offer-ad-targeting-opt-outs/" text:style-name="Internet_20_link" text:visited-style-name="Visited_20_Internet_20_Link">https://techcrunch.com/2016/08/09/facebook-will-bypass-web-adblockers-but-offer-ad-targeting-opt-outs/</text:a><text:span text:style-name="T15">)</text:span></text:h>
      <text:h text:style-name="P65" text:outline-level="1">Facebook’s blocker-blocking ads blocked by blockers <text:span text:style-name="T2">(https://techcrunch.com/2016/08/11/facebooks-blocker-blocking-ads-blocked-by-blockers/)</text:span></text:h>
      <text:p text:style-name="P48"/>
      <text:p text:style-name="P3"><text:a xlink:type="simple" xlink:href="https://adblockplus.org/blog/oh-well-looks-like-facebook-just-got-all-anti-user" text:style-name="Internet_20_link" text:visited-style-name="Visited_20_Internet_20_Link"><text:span text:style-name="T15">https://adblockplus.org/blog/oh-well-looks-like-facebook-just-got-all-anti-user</text:span></text:a></text:p>
      <text:h text:style-name="P61" text:outline-level="1"><text:span text:style-name="T15">Facebook rolls out code to nullify Adblock Plus’ workaround again</text:span><text:span text:style-name="T20">(</text:span><text:a xlink:type="simple" xlink:href="https://techcrunch.com/2016/08/11/friendblock/" text:style-name="Internet_20_link" text:visited-style-name="Visited_20_Internet_20_Link">https://techcrunch.com/2016/08/11/friendblock/</text:a><text:span text:style-name="T20">)</text:span></text:h>
      <text:p text:style-name="P49"/>
      <text:p text:style-name="P4"><text:a xlink:type="simple" xlink:href="https://adblockplus.org/blog/fb-reblock-ad-blocking-community-finds-workaround-to-facebook" text:style-name="Internet_20_link" text:visited-style-name="Visited_20_Internet_20_Link"><text:span text:style-name="T15">https://adblockplus.org/blog/fb-reblock-ad-blocking-community-finds-workaround-to-facebook</text:span></text:a></text:p>
      <text:p text:style-name="P49"/>
      <text:p text:style-name="P4"><text:a xlink:type="simple" xlink:href="https://www.facebook.com/ads/about/?entry_product=ad_preferences" text:style-name="Internet_20_link" text:visited-style-name="Visited_20_Internet_20_Link"><text:span text:style-name="T15">https://www.facebook.com/ads/about/?entry_product=ad_preferences</text:span></text:a></text:p>
      <text:p text:style-name="P49"/>
      <text:p text:style-name="P5"><text:span text:style-name="T11">UPDATE: </text:span><text:a xlink:type="simple" xlink:href="https://twitter.com/TechCrunch" text:style-name="Internet_20_link" text:visited-style-name="Visited_20_Internet_20_Link"><text:span text:style-name="T3">@TechCrunch</text:span></text:a><text:span text:style-name="T10"> </text:span><text:a xlink:type="simple" xlink:href="https://twitter.com/JoshConstine" text:style-name="Internet_20_link" text:visited-style-name="Visited_20_Internet_20_Link"><text:span text:style-name="T3">@joshconstine</text:span></text:a><text:span text:style-name="T10"> </text:span><text:span text:style-name="T11">say that FB had a workaround, but there's already a workaround to that workaround. Just update filters ;)</text:span><text:span text:style-name="T15">(</text:span><text:a xlink:type="simple" xlink:href="https://twitter.com/adblockplus/status/764056041332047872" text:style-name="Internet_20_link" text:visited-style-name="Visited_20_Internet_20_Link">https://twitter.com/adblockplus/status/764056041332047872</text:a><text:span text:style-name="T15">)</text:span></text:p>
      <text:p text:style-name="P50"/>
      <text:p text:style-name="P52"/>
      <text:p text:style-name="P52"/>
      <text:p text:style-name="P51">Papers:</text:p>
      <text:p text:style-name="P32"/>
      <text:p text:style-name="P11"><text:span text:style-name="T15">Adblocking and Counter-Blocking: A Slice of the Arms Race (</text:span><text:a xlink:type="simple" xlink:href="http://sec.cs.ucl.ac.uk/users/smurdoch/papers/foci16adblocking.pdf" text:style-name="Internet_20_link" text:visited-style-name="Visited_20_Internet_20_Link">http://sec.cs.ucl.ac.uk/users/smurdoch/papers/foci16adblocking.pdf</text:a><text:span text:style-name="T15">)</text:span></text:p>
      <text:p text:style-name="P32"/>
      <text:h text:style-name="P63" text:outline-level="1">Detecting Anti Ad-blockers in the Wild</text:h>
      <text:p text:style-name="P19"><text:span text:style-name="T15">(</text:span><text:a xlink:type="simple" xlink:href="https://www.degruyter.com/downloadpdf/j/popets.2017.2017.issue-3/popets-2017-0032/popets-2017-0032.pdf" text:style-name="Internet_20_link" text:visited-style-name="Visited_20_Internet_20_Link">https://www.degruyter.com/downloadpdf/j/popets.2017.2017.issue-3/popets-2017-0032/popets-2017-0032.pdf</text:a><text:span text:style-name="T15">)</text:span></text:p>
      <text:p text:style-name="P32"/>
      <text:p text:style-name="P35">Measuring the Impact and Perception of</text:p>
      <text:p text:style-name="P12"><text:span text:style-name="T15">Acceptable Advertisements(</text:span><text:a xlink:type="simple" xlink:href="http://conferences2.sigcomm.org/imc/2015/papers/p107.pdf" text:style-name="Internet_20_link" text:visited-style-name="Visited_20_Internet_20_Link">http://conferences2.sigcomm.org/imc/2015/papers/p107.pdf</text:a><text:span text:style-name="T15">)</text:span></text:p>
      <text:p text:style-name="P35"/>
      <text:p text:style-name="P13"><text:soft-page-break/><text:span text:style-name="T15">Annoyed Users: Ads and Ad-Block Usage in the Wild (</text:span><text:a xlink:type="simple" xlink:href="http://conferences2.sigcomm.org/imc/2015/papers/p93.pdf" text:style-name="Internet_20_link" text:visited-style-name="Visited_20_Internet_20_Link">http://conferences2.sigcomm.org/imc/2015/papers/p93.pdf</text:a><text:span text:style-name="T15">)</text:span></text:p>
      <text:p text:style-name="P37"/>
      <text:p text:style-name="P39">The Ad Wars: Retrospective Measurement and Analysis of</text:p>
      <text:p text:style-name="P14"><text:span text:style-name="T15">Anti-Adblock Filter Lists (</text:span><text:a xlink:type="simple" xlink:href="https://conferences.sigcomm.org/imc/2017/papers/imc17-final113.pdf" text:style-name="Internet_20_link" text:visited-style-name="Visited_20_Internet_20_Link">https://conferences.sigcomm.org/imc/2017/papers/imc17-final113.pdf</text:a><text:span text:style-name="T15">)</text:span></text:p>
      <text:p text:style-name="P39"/>
      <text:p text:style-name="P18"><text:span text:style-name="T15">Ad-blocking: A Study on Performance, Privacy and Counter-measures (</text:span><text:a xlink:type="simple" xlink:href="https://arxiv.org/pdf/1705.03193.pdf" text:style-name="Internet_20_link" text:visited-style-name="Visited_20_Internet_20_Link">https://arxiv.org/pdf/1705.03193.pdf</text:a><text:span text:style-name="T15">)</text:span></text:p>
      <text:p text:style-name="P41"/>
      <text:p text:style-name="P41"/>
      <text:p text:style-name="P52"/>
      <text:p text:style-name="P52"/>
      <text:p text:style-name="P7"><text:span text:style-name="T15">Anti-Adblock Killer </text:span><text:span text:style-name="T21">(</text:span><text:a xlink:type="simple" xlink:href="https://xuhaiyang1234.gitlab.io/AAK-Cont/" text:style-name="Internet_20_link" text:visited-style-name="Visited_20_Internet_20_Link"><text:span text:style-name="T15">https://xuhaiyang1234.gitlab.io/AAK-Cont/</text:span></text:a><text:span text:style-name="T21">)</text:span></text:p>
      <text:p text:style-name="P52"/>
      <text:p text:style-name="P6"><text:span text:style-name="T15">Anti-Adblock Killer </text:span><text:span text:style-name="T22">(</text:span><text:a xlink:type="simple" xlink:href="https://reek.github.io/anti-adblock-killer/" text:style-name="Internet_20_link" text:visited-style-name="Visited_20_Internet_20_Link"><text:span text:style-name="T15">https://reek.github.io/anti-adblock-killer/</text:span></text:a><text:span text:style-name="T22">)</text:span></text:p>
      <text:p text:style-name="P52"/>
      <text:p text:style-name="P15"><text:a xlink:type="simple" xlink:href="https://filterlists.com/" text:style-name="Internet_20_link" text:visited-style-name="Visited_20_Internet_20_Link"><text:span text:style-name="T15">https://filterlists.com/</text:span></text:a></text:p>
      <text:p text:style-name="P52"/>
      <text:p text:style-name="P8"><text:a xlink:type="simple" xlink:href="https://antiblock.org/" text:style-name="Internet_20_link" text:visited-style-name="Visited_20_Internet_20_Link"><text:span text:style-name="T15">https://antiblock.org/</text:span></text:a></text:p>
      <text:p text:style-name="P53"/>
      <text:p text:style-name="P2"><text:a xlink:type="simple" xlink:href="https://blockadblock.com/" text:style-name="Internet_20_link" text:visited-style-name="Visited_20_Internet_20_Link"><text:span text:style-name="T15">https://blockadblock.com/</text:span></text:a></text:p>
      <text:p text:style-name="P53"/>
      <text:h text:style-name="P73" text:outline-level="3">Ad Blockers Popularity Boom – Why Is It Happening?</text:h>
      <text:p text:style-name="P9"><text:span text:style-name="T23">(</text:span><text:a xlink:type="simple" xlink:href="http://www.mobyaffiliates.com/blog/ad-blockers-popularity-boom-why-is-it-happening/" text:style-name="Internet_20_link" text:visited-style-name="Visited_20_Internet_20_Link"><text:span text:style-name="T15">http://www.mobyaffiliates.com/blog/ad-blockers-popularity-boom-why-is-it-happening/</text:span></text:a><text:span text:style-name="T23">)</text:span></text:p>
      <text:p text:style-name="P54"/>
      <text:h text:style-name="P62" text:outline-level="1">Anti Adblock in WordPress – You Probably Need It, Here’s Why</text:h>
      <text:p text:style-name="P10"><text:span text:style-name="T15">(</text:span><text:a xlink:type="simple" xlink:href="https://www.codeinwp.com/blog/anti-adblock-in-wordpress/" text:style-name="Internet_20_link" text:visited-style-name="Visited_20_Internet_20_Link">https://www.codeinwp.com/blog/anti-adblock-in-wordpress/</text:a><text:span text:style-name="T15">)</text:span></text:p>
      <text:p text:style-name="P55"/>
      <text:h text:style-name="P62" text:outline-level="1">German judges explain why Adblock Plus is legal</text:h>
      <text:p text:style-name="P16"><text:span text:style-name="T15">(</text:span><text:a xlink:type="simple" xlink:href="https://arstechnica.com/tech-policy/2016/12/german-judges-explain-why-adblock-plus-is-legal/" text:style-name="Internet_20_link" text:visited-style-name="Visited_20_Internet_20_Link">https://arstechnica.com/tech-policy/2016/12/german-judges-explain-why-adblock-plus-is-legal/</text:a><text:span text:style-name="T15">)</text:span></text:p>
      <text:p text:style-name="P56"/>
      <text:p text:style-name="P55"/>
      <text:p text:style-name="P55"/>
      <text:p text:style-name="P52"/>
      <text:p text:style-name="P48"/>
      <text:p text:style-name="P58"><text:span text:style-name="T35">Ad-Blocking, </text:span>Anti-Adblocking <text:span text:style-name="T35">and Anti-Anti-Adblocking</text:span></text:p>
      <text:p text:style-name="P27"/>
      <text:p text:style-name="P23">Advertisements are a pretty big revenue stream for a lot of websites. <text:span text:style-name="T25">However to address various privacy concerns and improve their browsing experience of these websites many users are using some kind of adblocker programs and tracker blocking programs. Adblock plus being one of the popular ones. </text:span>Increasing popularity of <text:span text:style-name="T32">a</text:span>dblockers pose a significant threat to <text:span text:style-name="T29">the advertising revenues. </text:span></text:p>
      <text:p text:style-name="P23"/>
      <text:p text:style-name="P23"><text:s text:c="2"/>To combat adblockers 2 strategies have emerged 1.Acceptable ads program <text:span text:style-name="T28">used by the likes of Google, Microsoft</text:span> 2. Anti-adblockers <text:span text:style-name="T28">used by Yahoo! Mail, WIRED and Forbes. The latter strategy has emerged as an increasingly popular solution.</text:span></text:p>
      <text:p text:style-name="P23"/>
      <text:p text:style-name="P67"><text:s/>Anti-adblockers detect the presence of adblockers and use several techniques such as simply notifying <text:s/>the user that the tool interferes with content and the user-experience other-times the message blocks the user from accessing the content until they have turned off the ad-blocker. In some extreme cases the goal is to circumvent the tool completely. Interactive Advertising Bureau(IAB) recently released a script to DEAL(Detect, Explain, Ask, Limit) with ad-blockers( Ad Block Detection Code Access Request. https://www.iab.com/ad-block-detection-code-access-request/ ,2016.)</text:p>
      <text:p text:style-name="P28"/>
      <text:p text:style-name="P24"><text:s/><text:span text:style-name="T30">In our paper w</text:span>e propose to study(or develop) approaches to:</text:p>
      <text:p text:style-name="P24"><text:span text:style-name="T30">1. S</text:span>tudy the usage of these anti-adblocker scipts, <text:span text:style-name="T30">their mechanism.</text:span></text:p>
      <text:p text:style-name="P68">2. Find the primary providers of these scripts.</text:p>
      <text:p text:style-name="P25"><text:span text:style-name="T30">3. Their</text:span> usage on top 5K Alexa websites.</text:p>
      <text:p text:style-name="P25"><text:span text:style-name="T31">4. T</text:span>heir impact on popular ad-blockers.</text:p>
      <text:p text:style-name="P25"><text:span text:style-name="T31">5. E</text:span>conomic impact <text:span text:style-name="T26">of anti-adblockers.</text:span></text:p>
      <text:p text:style-name="P69">6. Legality and ethics of adblocking and anti-adblocking.</text:p>
      <text:p text:style-name="P69">7. Alternatives to anti-adblocking like whitelisting and acceptable ads program and look at anti-adblock killers.</text:p>
      <text:p text:style-name="P26"/>
      <text:p text:style-name="P29">References:</text:p>
      <text:p text:style-name="P29"/>
      <text:p text:style-name="P30">[1] Nithyanand, Rishab &amp; Khattak, Sheharbano &amp; Javed, Mobin &amp; Vallina-Rodriguez, Narseo &amp; Falahrastegar, Marjan &amp; E. Powles, Julia &amp; De Cristofaro, Emiliano &amp; Haddadi, Hamed &amp; J. Murdoch, Steven. (2016). Ad-Blocking and Counter Blocking: A Slice of the Arms Race.</text:p>
      <text:p text:style-name="P30"/>
      <text:h text:style-name="P64" text:outline-level="1">[2] Haris Mughees, Muhammad &amp; Qian, Zhiyun &amp; Shafiq, Zubair. (2017). Detecting Anti Ad-blockers in the Wild. Proceedings on Privacy Enhancing Technologies. 2017. . 10.1515/popets-2017-0032. </text:h>
      <text:p text:style-name="P31"/>
      <text:p text:style-name="P33">[<text:span text:style-name="T33">3</text:span>] J. Walls, Robert &amp; D. Kilmer, Eric &amp; Lageman, Nathaniel &amp; D. McDaniel, Patrick. (2015). Measuring the Impact and Perception of Acceptable Advertisements. 107-120. 10.1145/2815675.2815703.</text:p>
      <text:p text:style-name="P34"/>
      <text:p text:style-name="P20"><text:span text:style-name="T16">[4] </text:span><text:span text:style-name="T12">Enric Pujol, Oliver Hohlfeld, and Anja Feldmann. 2015. Annoyed Users: Ads and Ad-Block Usage in the Wild. In </text:span><text:span text:style-name="Emphasis"><text:span text:style-name="T24">Proceedings of the 2015 Internet Measurement Conference</text:span></text:span><text:span text:style-name="T12">(IMC '15). ACM, New York, NY, USA, 93-106. DOI: https://doi.org/10.1145/2815675.2815705</text:span></text:p>
      <text:p text:style-name="P36"/>
      <text:p text:style-name="P44"><text:span text:style-name="T34">[5] </text:span><text:span text:style-name="T13">The Ad Wars: Retrospective Measurement and Analysis of Anti-Adblock Filter Lists</text:span><text:span text:style-name="T34"><text:line-break/></text:span><text:span text:style-name="T13">Umar Iqbal, Zubair Shafiq, Zhiyun Qian</text:span><text:span text:style-name="T34"><text:line-break/></text:span><text:span text:style-name="T13">ACM Internet Measurement Conference (IMC), 2017.</text:span></text:p>
      <text:p text:style-name="P38"/>
      <text:p text:style-name="P70"><text:soft-page-break/>[6] Garimella, Kiran &amp; Kostakis, Orestis &amp; Mathioudakis, Michael. (2017). Ad-blocking: A Study on Performance, Privacy and Counter-measures. 259-262. 10.1145/3091478.3091514.</text:p>
      <text:p text:style-name="P40"/>
      <text:p text:style-name="P30"/>
      <text:p text:style-name="P21"><text:span text:style-name="T7">[7] </text:span><text:span text:style-name="T8">The Cost of Adblocking (</text:span><text:a xlink:type="simple" xlink:href="https://downloads.pagefair.com/wp-content/uploads/2016/05/2015_report-the_cost_of_ad_blocking.pdf" text:style-name="Internet_20_link" text:visited-style-name="Visited_20_Internet_20_Link"><text:span text:style-name="T9">https://downloads.pagefair.com/wp-content/uploads/2016/05/2015_report-the_cost_of_ad_blocking.pdf</text:span></text:a><text:span text:style-name="T8">)</text:span></text:p>
      <text:p text:style-name="P72"/>
      <text:p text:style-name="P42">[<text:span text:style-name="T34">8</text:span>] <text:span text:style-name="T14">German judges explain why Adblock Plus is legal</text:span></text:p>
      <text:p text:style-name="P17"><text:span text:style-name="T15">(</text:span><text:a xlink:type="simple" xlink:href="https://arstechnica.com/tech-policy/2016/12/german-judges-explain-why-adblock-plus-is-legal/" text:style-name="Internet_20_link" text:visited-style-name="Visited_20_Internet_20_Link">https://arstechnica.com/tech-policy/2016/12/german-judges-explain-why-adblock-plus-is-legal/</text:a><text:span text:style-name="T15">)</text:span></text:p>
      <text:p text:style-name="P43"/>
      <text:p text:style-name="P42">[<text:span text:style-name="T34">9</text:span>] <text:span text:style-name="T1">Blocking ad blockers boosted Facebook’s desktop ad revenue 18%</text:span></text:p>
      <text:p text:style-name="P1"><text:span text:style-name="T15">(</text:span><text:a xlink:type="simple" xlink:href="https://techcrunch.com/2016/11/02/add-cash-plus/" text:style-name="Internet_20_link" text:visited-style-name="Visited_20_Internet_20_Link">https://techcrunch.com/2016/11/02/add-cash-plus/</text:a><text:span text:style-name="T15">)</text:span></text:p>
      <text:p text:style-name="P45"/>
      <text:p text:style-name="P46">[10] <text:span text:style-name="T27">Ad Block Detection Code Access Request. (</text:span><text:a xlink:type="simple" xlink:href="https://www.iab.com/ad-block-detection-code-access-request/" text:style-name="Internet_20_link" text:visited-style-name="Visited_20_Internet_20_Link"><text:span text:style-name="T27">https://www.iab.com/ad-block-detection-code-access-request/</text:span></text:a><text:span text:style-name="T27"> )</text:span></text:p>
      <text:p text:style-name="P46"/>
      <text:p text:style-name="P22"><text:span text:style-name="T17">[</text:span><text:span text:style-name="T18">11] </text:span><text:a xlink:type="simple" xlink:href="https://adblockplus.org/blog/fb-reblock-ad-blocking-community-finds-workaround-to-facebook" text:style-name="Internet_20_link" text:visited-style-name="Visited_20_Internet_20_Link"><text:span text:style-name="T6">FB reblock: ad-blocking community finds workaround to Facebook</text:span></text:a><text:span text:style-name="T4"> </text:span><text:span text:style-name="T5">(</text:span><text:a xlink:type="simple" xlink:href="https://adblockplus.org/blog/fb-reblock-ad-blocking-community-finds-workaround-to-facebook" text:style-name="Internet_20_link" text:visited-style-name="Visited_20_Internet_20_Link">https://adblockplus.org/blog/fb-reblock-ad-blocking-community-finds-workaround-to-facebook</text:a><text:span text:style-name="T5"> )</text:span></text:p>
      <text:p text:style-name="P30"/>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Helvetica Neue" svg:font-family="'Helvetica Neue', Helvetica, Arial, sans-serif"/>
    <style:font-face style:name="Lato" svg:font-family="Lato"/>
    <style:font-face style:name="Verdana" svg:font-family="Verdana, Arial, Helvetica, sans-serif"/>
    <style:font-face style:name="alright sansblack" svg:font-family="'alright sansblack', HelveticaNeue, Helvetica, Arial, sans-serif"/>
    <style:font-face style:name="proxima-nova" svg:font-family="proxima-nova, sans-serif"/>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01:56.450731580</meta:creation-date>
    <dc:date>2017-12-15T15:19:40.594459266</dc:date>
    <meta:editing-duration>PT4H9M14S</meta:editing-duration>
    <meta:editing-cycles>76</meta:editing-cycles>
    <meta:generator>LibreOffice/5.3.1.2$Linux_X86_64 LibreOffice_project/30m0$Build-2</meta:generator>
    <meta:document-statistic meta:table-count="0" meta:image-count="0" meta:object-count="0" meta:page-count="4" meta:paragraph-count="56" meta:word-count="627" meta:character-count="6012" meta:non-whitespace-character-count="5432"/>
  </office:meta>
</office:document-meta>
</file>